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language="it" fo:country="IT" style:font-size-asian="10pt" style:font-size-complex="10pt"/>
    </style:style>
    <style:style style:name="P2" style:family="paragraph" style:parent-style-name="Standard" style:master-page-name="Standard">
      <style:paragraph-properties style:page-number="auto"/>
      <style:text-properties style:font-name="Courier New" fo:font-size="10pt" fo:language="it" fo:country="IT" style:font-size-asian="10pt" style:font-size-complex="10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Courier New" fo:language="it" fo:country="IT" fo:font-weight="bold" style:font-weight-asian="bold" style:font-weight-complex="bold"/>
    </style:style>
    <style:style style:name="P4" style:family="paragraph" style:parent-style-name="Standard">
      <style:text-properties style:font-name="Courier New" fo:language="it" fo:country="IT" fo:font-weight="normal" style:font-weight-asian="normal" style:font-weight-complex="normal"/>
    </style:style>
    <style:style style:name="P5" style:family="paragraph" style:parent-style-name="Standard">
      <style:text-properties style:font-name="Courier New" fo:language="it" fo:country="IT" fo:font-weight="normal" style:font-name-asian="Times New Roman" style:font-weight-asian="normal" style:font-name-complex="Times New Roman" style:font-weight-complex="normal"/>
    </style:style>
    <style:style style:name="P6" style:family="paragraph" style:parent-style-name="Standard">
      <style:text-properties style:font-name="Courier New" fo:language="it" fo:country="IT" fo:font-weight="bold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Ubuntu" fo:font-size="12pt" style:font-size-asian="12pt" style:font-size-complex="12pt"/>
    </style:style>
    <style:style style:name="P8" style:family="paragraph" style:parent-style-name="Standard">
      <style:paragraph-properties fo:margin-left="1.969cm" fo:margin-right="2.307cm" fo:text-align="justify" style:justify-single-word="false" fo:text-indent="0cm" style:auto-text-indent="false"/>
      <style:text-properties style:font-name="Courier New" fo:language="it" fo:country="IT" fo:font-weight="normal" style:font-name-asian="Times New Roman" style:font-weight-asian="normal" style:font-name-complex="Times New Roman" style:font-weight-complex="normal"/>
    </style:style>
    <style:style style:name="P9" style:family="paragraph" style:parent-style-name="Standard">
      <style:paragraph-properties fo:margin-left="1.969cm" fo:margin-right="2.307cm" fo:text-indent="0cm" style:auto-text-indent="false"/>
      <style:text-properties style:font-name="Courier New" fo:language="it" fo:country="IT" fo:font-weight="normal" style:font-weight-asian="normal" style:font-weight-complex="normal"/>
    </style:style>
    <style:style style:name="P10" style:family="paragraph" style:parent-style-name="Standard">
      <style:paragraph-properties fo:margin-left="1.969cm" fo:margin-right="2.307cm" fo:text-align="justify" style:justify-single-word="false" fo:text-indent="0cm" style:auto-text-indent="false"/>
      <style:text-properties style:font-name="Courier New" fo:language="it" fo:country="IT" fo:font-weight="normal" style:font-weight-asian="normal" style:font-weight-complex="normal"/>
    </style:style>
    <style:style style:name="P11" style:family="paragraph" style:parent-style-name="Standard">
      <style:paragraph-properties fo:margin-left="1.969cm" fo:margin-right="2.307cm" fo:text-align="justify" style:justify-single-word="false" fo:text-indent="0cm" style:auto-text-indent="false"/>
      <style:text-properties style:font-name="Courier New" fo:language="it" fo:country="IT" style:text-underline-style="solid" style:text-underline-width="auto" style:text-underline-color="font-color" fo:font-weight="normal" style:font-name-asian="Times New Roman" style:font-weight-asian="normal" style:font-name-complex="Times New Roman" style:font-weight-complex="normal"/>
    </style:style>
    <style:style style:name="P12" style:family="paragraph" style:parent-style-name="Standard">
      <style:paragraph-properties fo:margin-left="1.969cm" fo:margin-right="2.307cm" fo:text-indent="0cm" style:auto-text-indent="false"/>
      <style:text-properties style:font-name="Courier New" fo:language="it" fo:country="IT"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 style:parent-style-name="Standard">
      <style:paragraph-properties fo:margin-left="1.969cm" fo:margin-right="2.307cm" fo:text-align="justify" style:justify-single-word="false" fo:text-indent="0cm" style:auto-text-indent="false"/>
      <style:text-properties style:font-name="Courier New" fo:language="it" fo:country="IT"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font-name-asian="Times New Roman" style:font-name-complex="Times New Roman"/>
    </style:style>
    <style:style style:name="T2" style:family="text">
      <style:text-properties style:text-underline-style="solid" style:text-underline-width="bold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Examen tema 2</text:span></text:p>
      <text:p text:style-name="P4"/>
      <text:p text:style-name="P6"/>
      <text:p text:style-name="P6">Pregunta 1</text:p>
      <text:p text:style-name="P6"/>
      <text:p text:style-name="P6"/>
      <text:p text:style-name="P4">Explica les diferències que hi ha entre el pensament mític, el filosòfic i el científic.</text:p>
      <text:p text:style-name="P4"/>
      <text:p text:style-name="P4"/>
      <text:p text:style-name="P6">Pregunta 2</text:p>
      <text:p text:style-name="P4"/>
      <text:p text:style-name="P4">Quines són les principals branques de la filosofia? Descriu-les breument.</text:p>
      <text:p text:style-name="P4"/>
      <text:p text:style-name="P4"/>
      <text:p text:style-name="P6">Pregunta 3</text:p>
      <text:p text:style-name="P4"/>
      <text:p text:style-name="P4">Argumenta a quina tradició filosòfica, continental o analítica, pertany cadascú d'aquest textos:</text:p>
      <text:p text:style-name="P7"/>
      <text:p text:style-name="P7"/>
      <text:p text:style-name="P13">Text 1</text:p>
      <text:p text:style-name="P10"/>
      <text:p text:style-name="P10">El llibre tracta dels problemes filosòfics i mostra – tal com crec – que el plantejament d’aquests problemes descansa en la mala comprensió de la lògica del nostre llenguatge. Hom podria aferrar potser tot el sentit del llibre amb les paraules: el que en principi es deixa dir, es deixa dir clarament; i sobre allò de què no es pot parlar, hom ha de callar. </text:p>
      <text:p text:style-name="P10"/>
      <text:p text:style-name="P10"/>
      <text:p text:style-name="P10"/>
      <text:p text:style-name="P13">Text 2</text:p>
      <text:p text:style-name="P10"/>
      <text:p text:style-name="P10">A les línies de fuga tan sols pot haver-hi una cosa: experimentació-vida. I com no hi ha passat ni futur, res se'n sap d'antuvi. Això de dir “així sóc jo”, s'ha acabat. Res de fantasmes, sinó programes de vida que es modifiquen a mesura que es van fent, que es traeixen a mesura que s'obren pas, com a vores que desfilen o canals que es distribueixen per a que corri un flux. Només hi ha exploracions, exploracions on sempre es troba a l'Oest allò que semblava estar a l'Est: inversió d'òrgans.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a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style:page-number="auto"/>
      <style:text-properties style:font-name="Courier New" fo:font-size="10pt" fo:language="it" fo:country="IT" style:font-size-asian="10pt" style:font-size-complex="10pt"/>
    </style:style>
    <style:style style:name="MP2" style:family="paragraph" style:parent-style-name="Standard">
      <style:text-properties style:font-name="Courier New" fo:font-size="10pt" fo:language="it" fo:country="I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ES Vallès<text:tab/><text:tab/><text:tab/><text:tab/><text:tab/>Nom i cognoms:</text:p>
        <text:p text:style-name="MP2">Filosofia i ciutadania</text:p>
        <text:p text:style-name="MP2">Grup H1-T 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IES Vallès</dc:title>
    <meta:initial-creator>socials</meta:initial-creator>
    <meta:creation-date>2013-01-21T10:33:00</meta:creation-date>
    <dc:date>2013-01-25T09:38:18.85</dc:date>
    <meta:editing-cycles>5</meta:editing-cycles>
    <meta:editing-duration>PT00H19M36S</meta:editing-duration>
    <meta:generator>OpenOffice.org/3.1$Win32 OpenOffice.org_project/310m11$Build-9399</meta:generator>
    <meta:document-statistic meta:table-count="0" meta:image-count="0" meta:object-count="0" meta:page-count="1" meta:paragraph-count="14" meta:word-count="217" meta:character-count="1225"/>
  </office:meta>
</office:document-meta>
</file>